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Text_20_body">
      <style:paragraph-properties fo:line-height="150%" fo:text-align="justify" style:justify-single-word="false"/>
      <style:text-properties fo:font-variant="normal" fo:text-transform="none" fo:color="#000000" style:font-name="Arial1" fo:font-size="8.25pt" fo:letter-spacing="normal" fo:font-style="normal" fo:font-weight="normal" officeooo:paragraph-rsid="00059f5f" style:font-size-asian="14pt" style:font-size-complex="14pt"/>
    </style:style>
    <style:style style:name="P3" style:family="paragraph" style:parent-style-name="Text_20_body">
      <style:paragraph-properties fo:line-height="150%" fo:text-align="justify" style:justify-single-word="false"/>
      <style:text-properties fo:font-variant="normal" fo:text-transform="none" fo:color="#000000" style:font-name="Arial1" fo:font-size="8.25pt" fo:letter-spacing="normal" fo:font-style="normal" fo:font-weight="normal" officeooo:paragraph-rsid="0005e909" style:font-size-asian="14pt" style:font-size-complex="14pt"/>
    </style:style>
    <style:style style:name="P4" style:family="paragraph" style:parent-style-name="Text_20_body">
      <style:paragraph-properties fo:margin-left="0cm" fo:margin-right="0cm" fo:margin-top="0cm" fo:margin-bottom="0.37cm" style:contextual-spacing="false" style:line-height-at-least="0.37cm" fo:text-align="justify" style:justify-single-word="false" fo:orphans="2" fo:widows="2" fo:text-indent="0cm" style:auto-text-indent="false" fo:padding="0cm" fo:border="none"/>
      <style:text-properties fo:font-variant="normal" fo:text-transform="none" fo:color="#000000" style:font-name="Arial1" fo:font-size="8.25pt" fo:letter-spacing="normal" fo:font-style="normal" fo:font-weight="normal"/>
    </style:style>
    <style:style style:name="P5" style:family="paragraph" style:parent-style-name="Text_20_body">
      <style:paragraph-properties fo:margin-left="0cm" fo:margin-right="0cm" fo:margin-top="0cm" fo:margin-bottom="0.37cm" style:contextual-spacing="false" style:line-height-at-least="0.37cm" fo:text-align="justify" style:justify-single-word="false" fo:orphans="2" fo:widows="2" fo:text-indent="0cm" style:auto-text-indent="false" fo:padding="0cm" fo:border="none"/>
      <style:text-properties fo:font-variant="normal" fo:text-transform="none" fo:color="#000000" style:font-name="Arial1" fo:font-size="8.25pt" fo:letter-spacing="normal" fo:font-style="normal" fo:font-weight="normal" officeooo:paragraph-rsid="0005e909"/>
    </style:style>
    <style:style style:name="P6" style:family="paragraph" style:parent-style-name="Text_20_body_20_indent">
      <style:paragraph-properties fo:text-align="center" style:justify-single-word="false"/>
      <style:text-properties fo:font-size="16pt" style:font-size-asian="16pt" style:font-size-complex="16pt"/>
    </style:style>
    <style:style style:name="P7" style:family="paragraph" style:parent-style-name="Text_20_body_20_indent">
      <style:paragraph-properties fo:text-align="center" style:justify-single-word="false"/>
      <style:text-properties fo:font-size="16pt" officeooo:paragraph-rsid="000a8480" style:font-size-asian="16pt" style:font-size-complex="16pt"/>
    </style:style>
    <style:style style:name="P8" style:family="paragraph" style:parent-style-name="Standard">
      <style:paragraph-properties fo:line-height="150%" fo:text-align="center" style:justify-single-word="false"/>
      <style:text-properties fo:font-size="14pt" officeooo:paragraph-rsid="00044b67" style:font-size-asian="14pt" style:font-size-complex="14pt"/>
    </style:style>
    <style:style style:name="P9" style:family="paragraph" style:parent-style-name="Standard">
      <style:paragraph-properties fo:line-height="150%" fo:text-align="center" style:justify-single-word="false"/>
      <style:text-properties fo:font-size="14pt" officeooo:paragraph-rsid="00059f5f" style:font-size-asian="14pt" style:font-size-complex="14pt"/>
    </style:style>
    <style:style style:name="P10" style:family="paragraph" style:parent-style-name="Standard">
      <style:paragraph-properties fo:line-height="150%" fo:text-align="end" style:justify-single-word="false"/>
      <style:text-properties fo:font-size="14pt" officeooo:paragraph-rsid="00044b67" style:font-size-asian="14pt" style:font-size-complex="14pt"/>
    </style:style>
    <style:style style:name="P11" style:family="paragraph" style:parent-style-name="Standard">
      <style:paragraph-properties fo:line-height="150%"/>
      <style:text-properties fo:font-size="14pt" officeooo:paragraph-rsid="00044b67" style:font-size-asian="14pt" style:font-size-complex="14pt"/>
    </style:style>
    <style:style style:name="P12" style:family="paragraph" style:parent-style-name="Standard">
      <style:paragraph-properties fo:line-height="150%" fo:text-align="center" style:justify-single-word="false"/>
      <style:text-properties fo:font-size="14pt" fo:font-weight="bold" officeooo:paragraph-rsid="00044b67" style:font-size-asian="14pt" style:font-weight-asian="bold" style:font-size-complex="14pt"/>
    </style:style>
    <style:style style:name="P13" style:family="paragraph" style:parent-style-name="Standard">
      <style:paragraph-properties fo:line-height="150%" fo:text-align="center" style:justify-single-word="false"/>
      <style:text-properties fo:font-size="16pt" officeooo:paragraph-rsid="00044b67" style:font-size-asian="16pt" style:font-size-complex="16pt"/>
    </style:style>
    <style:style style:name="P14" style:family="paragraph" style:parent-style-name="Standard">
      <style:paragraph-properties fo:line-height="150%" fo:text-align="center" style:justify-single-word="false"/>
      <style:text-properties fo:font-size="16pt" officeooo:paragraph-rsid="0005e909" style:font-size-asian="16pt" style:font-size-complex="16pt"/>
    </style:style>
    <style:style style:name="P15" style:family="paragraph" style:parent-style-name="Standard">
      <style:paragraph-properties fo:line-height="150%" fo:text-align="center" style:justify-single-word="false"/>
      <style:text-properties fo:font-size="18pt" fo:font-weight="bold" officeooo:paragraph-rsid="00044b67" style:font-size-asian="18pt" style:font-weight-asian="bold" style:font-size-complex="18pt"/>
    </style:style>
    <style:style style:name="P16" style:family="paragraph" style:parent-style-name="Standard" style:master-page-name="First_20_Page">
      <style:paragraph-properties fo:line-height="150%" fo:text-align="center" style:justify-single-word="false" style:page-number="auto"/>
      <style:text-properties fo:font-size="14pt" fo:font-weight="bold" officeooo:paragraph-rsid="00044b67" style:font-size-asian="14pt" style:font-weight-asian="bold" style:font-size-complex="14pt"/>
    </style:style>
    <style:style style:name="P17" style:family="paragraph" style:parent-style-name="Standard">
      <style:paragraph-properties fo:line-height="150%" fo:text-align="center" style:justify-single-word="false" fo:break-before="page"/>
      <style:text-properties fo:font-size="16pt" officeooo:paragraph-rsid="000a8480" style:font-size-asian="16pt" style:font-size-complex="16pt"/>
    </style:style>
    <style:style style:name="P18" style:family="paragraph" style:parent-style-name="Footer">
      <style:paragraph-properties fo:text-align="end" style:justify-single-word="false"/>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Heading">
      <style:paragraph-properties fo:break-before="page"/>
    </style:style>
    <style:style style:name="T1" style:family="text">
      <style:text-properties officeooo:rsid="00044b67"/>
    </style:style>
    <style:style style:name="T2" style:family="text">
      <style:text-properties officeooo:rsid="000498ed"/>
    </style:style>
    <style:style style:name="T3" style:family="text">
      <style:text-properties officeooo:rsid="00059f5f"/>
    </style:style>
    <style:style style:name="T4" style:family="text">
      <style:text-properties officeooo:rsid="0005e909"/>
    </style:style>
    <style:style style:name="T5" style:family="text">
      <style:text-properties fo:font-size="16pt" officeooo:rsid="0005e909" style:font-size-asian="16pt" style:font-size-complex="16pt"/>
    </style:style>
    <style:style style:name="T6" style:family="text">
      <style:text-properties fo:font-variant="normal" fo:text-transform="none" fo:color="#000000" style:font-name="Arial1" fo:font-size="8.25pt" fo:letter-spacing="normal" fo:font-style="normal" fo:font-weight="normal"/>
    </style:style>
    <style:style style:name="T7" style:family="text">
      <style:text-properties officeooo:rsid="000a848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МІНІСТЕРСТВО ОСВІТИ І НАУКИ, МОЛОДІ ТА СПОРТУ УКРАЇНИ</text:p>
      <text:p text:style-name="P12">ДЕРЖАВНИЙ ВИЩИЙ НАВЧАЛЬНИЙ ЗАКЛАД</text:p>
      <text:p text:style-name="P12">«УЖГОРОДСЬКИЙ НАЦІОНАЛЬНИЙ УНІВЕРСИТЕТ»</text:p>
      <text:p text:style-name="P12">МАТЕМАТИЧНИЙ ФАКУЛЬТЕТ</text:p>
      <text:p text:style-name="P12">КАФЕДРА СИСТЕМНОГО АНАЛІЗУ І ТЕОРІЇ ОПТИМІЗАЦІЇ</text:p>
      <text:p text:style-name="P8"/>
      <text:p text:style-name="P8"/>
      <text:p text:style-name="P8"/>
      <text:p text:style-name="P13"><text:span text:style-name="T1">Дипломна</text:span> робота</text:p>
      <text:p text:style-name="P15"/>
      <text:p text:style-name="P15"><text:span text:style-name="T1">Оцінка точності і обчислювальної складності наближеного глобального розв’язування нелінійних функціональних рівнянь</text:span></text:p>
      <text:p text:style-name="P8"/>
      <text:p text:style-name="P8"/>
      <text:p text:style-name="P11"/>
      <text:p text:style-name="P10">Студента <text:span text:style-name="T1">5</text:span>-го курсу</text:p>
      <text:p text:style-name="P10">спец. «Прикладна математика»</text:p>
      <text:p text:style-name="P10">Гусная Юрія Васильовича</text:p>
      <text:p text:style-name="P10">Науковий керівник:</text:p>
      <text:p text:style-name="P10">проф. Бабич М. Д.</text:p>
      <text:p text:style-name="P10"/>
      <text:p text:style-name="P10"/>
      <text:p text:style-name="P8">Ужгород — 201<text:span text:style-name="T1">3</text:span></text:p>
      <text:table-of-content text:style-name="Sect1" text:name="Table of Contents1">
        <text:table-of-content-source text:outline-level="10">
          <text:index-title-template text:style-name="Contents_20_Heading">План</text:index-title-template>
          <text:table-of-content-entry-template text:outline-level="1" text:style-name="Contents_20_1">
            <text:index-entry-chapter text:style-name="Bullet_20_Symbols"/>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0">План</text:p>
          </text:index-title>
          <text:p text:style-name="P1"><text:span text:style-name="T7">I. </text:span>~Теоретична частина</text:p>
          <text:p text:style-name="P19"><text:span text:style-name="T7">1.1 </text:span>Елементи теорії похибок<text:tab/>3</text:p>
          <text:p text:style-name="P19"><text:span text:style-name="T7">1.2 </text:span>Елементи теорії обчислювальної складності<text:tab/>4</text:p>
          <text:p text:style-name="P19"><text:span text:style-name="T7">1.3 </text:span>Принцип стискуючих відображень – основа побудови збіжних ітераційних методів наближеного розв’язування функціональних рівнянь<text:tab/>5</text:p>
        </text:index-body>
      </text:table-of-content>
      <text:p text:style-name="P14"><text:span text:style-name="T2"/></text:p>
      <text:p text:style-name="P17"><text:toc-mark-start text:id="IMark140502876717904" text:outline-level="1"/><text:span text:style-name="T7">~Теоретична частина</text:span><text:toc-mark-end text:id="IMark140502876717904"/></text:p>
      <text:p text:style-name="P14"><text:toc-mark-start text:id="IMark140502876717904" text:outline-level="1"/><text:toc-mark-start text:id="IMark140502113651688" text:outline-level="2"/><text:span text:style-name="T4">Елементи теорії похибок</text:span><text:toc-mark-end text:id="IMark140502113651688"/><text:toc-mark-end text:id="IMark140502876717904"/></text:p>
      <text:p text:style-name="P2"><text:span text:style-name="T3">Lorem ipsum dolor sit amet, consectetur adipiscing elit. Phasellus quis nisl non eros euismod tempus. Pellentesque commodo convallis magna quis scelerisque. Sed porta volutpat interdum. Aliquam non ligula felis. Nulla est nisl, venenatis et scelerisque vel, iaculis in urna. Vivamus nibh ligula, placerat vel fringilla at, elementum sed metus. Aliquam accumsan suscipit est, a vehicula neque fringilla eu. Integer adipiscing, nisl eget scelerisque tincidunt, lectus urna molestie metus, vitae elementum lorem tellus et nibh. Sed convallis odio sit amet magna suscipit in aliquet felis faucibus. Suspendisse ultricies turpis at turpis varius faucibus.</text:span></text:p>
      <text:p text:style-name="P4">Sed placerat malesuada augue consectetur iaculis. Integer in sapien vitae elit viverra fermentum. Praesent feugiat tincidunt neque, in tincidunt lectus pretium at. Integer id sapien sed arcu mollis vestibulum non ac est. Phasellus arcu risus, fringilla vel condimentum vitae, congue sed eros. Nunc risus sem, aliquet sed scelerisque et, faucibus eu ipsum. Curabitur tempor lorem et lectus lobortis non bibendum orci vehicula. Fusce eu sapien libero, a accumsan mauris. Sed in fringilla urna. Donec rutrum felis quis turpis venenatis a facilisis sapien consequat. Pellentesque habitant morbi tristique senectus et netus et malesuada fames ac turpis egestas. Pellentesque lacus nulla, pulvinar eu auctor at, convallis at ante. Ut convallis tincidunt felis, et commodo neque condimentum quis. Integer vitae ipsum elit. Duis at sem at nulla mollis vehicula. Pellentesque faucibus, magna suscipit hendrerit venenatis, leo nisl placerat leo, in pellentesque magna purus sed turpis.</text:p>
      <text:p text:style-name="P4">In sodales, felis eu imperdiet dictum, augue libero imperdiet felis, ut consectetur mauris nibh a arcu. Integer a fringilla felis. Donec eget orci id augue consectetur tristique. Maecenas dictum lectus ac odio vulputate sit amet dignissim nisi consectetur. Ut posuere dui sapien. Morbi massa felis, pellentesque vitae sollicitudin nec, pharetra id metus. Integer vulputate lacinia nisi in luctus. Class aptent taciti sociosqu ad litora torquent per conubia nostra, per inceptos himenaeos. Nam iaculis tempor blandit. Maecenas ut ipsum quam. Suspendisse sed ante vel diam congue tincidunt at sit amet est. Aliquam non metus id tellus porttitor bibendum. Suspendisse condimentum ipsum vel massa dictum venenatis tristique ipsum varius. Aliquam aliquam massa eu diam adipiscing eget volutpat nunc porttitor. Sed interdum suscipit quam eu vulputate.</text:p>
      <text:p text:style-name="P4">Curabitur a neque ligula, sed egestas erat. Pellentesque habitant morbi tristique senectus et netus et malesuada fames ac turpis egestas. Mauris porttitor viverra dolor luctus adipiscing. Nulla sed velit erat, in viverra velit. Mauris tristique fringilla est, ut tempor velit sagittis nec. Aliquam dignissim, elit et mollis sagittis, velit velit consequat mauris, sed vestibulum massa velit ac purus. Sed porttitor, erat sed hendrerit tempor, magna enim pharetra mauris, id malesuada metus ipsum sit amet nunc. Aenean id eros vel erat tempor porta accumsan vitae erat. Cras convallis, metus quis tempor elementum, nibh diam sodales sem, in vestibulum dolor mauris non justo. Donec mollis malesuada metus, eu iaculis lorem luctus id. Suspendisse nibh mauris, scelerisque a imperdiet eu, elementum in ligula. Quisque in lacus a leo viverra ultricies. In auctor tristique interdum. Nunc sit amet augue mauris. Praesent malesuada vulputate pretium.</text:p>
      <text:p text:style-name="P4">Mauris a dui nec lacus rutrum euismod at a leo. Donec interdum ipsum et est gravida eget consectetur dolor ullamcorper. Nunc in suscipit ipsum. Ut est mauris, blandit sed pellentesque in, facilisis sit amet orci. Sed ut augue at tellus rhoncus pellentesque. Aliquam erat volutpat. In lorem mauris, sagittis nec molestie sit amet, tristique scelerisque arcu. Suspendisse potenti. Quisque et ligula eget nunc ornare interdum eget ut metus.</text:p>
      <text:p text:style-name="P4">Donec varius consequat tempus. Nulla sit amet sapien ipsum, vel malesuada metus. Cras vestibulum venenatis augue eu mollis. Sed feugiat tristique augue. Phasellus cursus faucibus pretium. Donec augue velit, bibendum ac aliquet a, pulvinar ut elit. Pellentesque vulputate, quam ut condimentum faucibus, felis turpis commodo mauris, in consequat magna tellus quis neque. Donec at interdum urna. Duis id dolor sed purus consectetur luctus.</text:p>
      <text:p text:style-name="P4">Ut gravida nibh non enim sollicitudin gravida. Ut sed tristique mauris. Aliquam est quam, pulvinar ut adipiscing a, porttitor id sapien. Aliquam est arcu, consequat sed sodales sed, vestibulum a nunc. Nulla facilisi. Mauris eget dolor enim, eget rutrum nulla. Cras nec nunc id est sollicitudin rutrum vitae quis lacus. Sed eu placerat arcu. Integer varius felis quis erat imperdiet at pellentesque tortor feugiat. Donec eu odio mauris. Integer eleifend nulla id nisl vehicula congue auctor nec nisl. Ut sit amet quam leo, vitae placerat odio. Aliquam erat volutpat. Maecenas lorem turpis, lacinia eget iaculis a, tempus eget arcu.</text:p>
      <text:p text:style-name="P4">Vestibulum fermentum, nisl non varius viverra, diam ipsum ultrices elit, quis tristique est metus at nunc. Nulla iaculis dictum varius. Integer ultricies diam quis lectus fermentum sit amet volutpat felis iaculis. Nulla nec dui tellus. Nunc consectetur nibh quis lacus tristique porttitor lobortis dolor scelerisque. Praesent convallis est at nisl dignissim laoreet. Nam at dolor et quam adipiscing tincidunt. Cras non turpis felis, vitae lobortis dui. Vestibulum commodo blandit quam, sed ultrices tortor pretium vitae. Donec pellentesque vestibulum euismod. Quisque pellentesque pharetra arcu non porttitor. Aliquam at sem leo, ac molestie eros. Duis placerat dolor nisl, vel posuere <text:soft-page-break/>erat. Donec elementum ligula at massa sagittis id adipiscing felis volutpat. Vestibulum placerat libero et metus scelerisque luctus scelerisque nisl pretium. Sed dolor nibh, pulvinar nec porta in, dictum sed nulla.</text:p>
      <text:p text:style-name="P4">Duis pharetra, neque ut pretium eleifend, dolor urna iaculis diam, sit amet commodo lacus mi at nisl. Mauris tincidunt nibh eget mi sagittis sodales. Curabitur vehicula pellentesque elit, a interdum libero varius eu. Morbi nisi magna, eleifend ut convallis sed, molestie vel nulla. Nullam pharetra mattis ornare. In hac habitasse platea dictumst. Morbi vel tempor felis. Pellentesque habitant morbi tristique senectus et netus et malesuada fames ac turpis egestas. Cum sociis natoque penatibus et magnis dis parturient montes, nascetur ridiculus mus. Proin commodo sapien diam, ac molestie elit. Fusce ullamcorper accumsan sapien ut volutpat. Morbi vel ante augue. Proin porttitor molestie dolor quis porttitor. Aenean vitae neque non lacus bibendum ornare. Quisque ac mattis dui.</text:p>
      <text:p text:style-name="P4">In hac habitasse platea dictumst. Nullam eget lorem quis eros blandit vulputate. Morbi elit velit, laoreet non scelerisque a, ultricies a nibh. Ut pretium porta rutrum. Pellentesque lorem ligula, adipiscing eu dapibus at, condimentum sed arcu. Vestibulum consectetur elementum ipsum quis aliquam. Etiam luctus sodales erat quis rhoncus. Donec malesuada porta posuere.</text:p>
      <text:p text:style-name="P4">Vestibulum turpis erat, blandit sit amet ultricies in, dictum eu massa. Suspendisse non quam nibh. Maecenas scelerisque egestas lorem, non aliquam ante molestie ac. Aliquam sodales, lectus tincidunt imperdiet eleifend, erat est pulvinar quam, et tempor enim ligula sit amet dolor. Fusce tristique quam eget quam dictum in vehicula arcu laoreet. Vestibulum blandit viverra metus ac interdum. Duis est metus, dignissim sed imperdiet vitae, elementum ut nunc. Vivamus faucibus elementum massa, non posuere purus bibendum nec. Fusce ullamcorper nulla sed est condimentum ut laoreet leo gravida. Proin eleifend, nulla id fringilla ornare, mi velit tincidunt arcu, ac facilisis ipsum odio id ante. Phasellus in eros nec dui tempor lobortis vel id nisl. Maecenas eu nisl lectus. Vivamus at blandit augue. Vivamus dictum ultricies risus vitae tempus. Praesent turpis elit, pharetra laoreet aliquet at, feugiat eget nisl. Etiam et elit eu purus condimentum congue.</text:p>
      <text:p text:style-name="P4">Nunc sit amet fringilla lectus. Quisque tempus arcu vel ligula placerat placerat. Duis vitae varius enim. Pellentesque eu arcu lectus. Nullam nec nisl purus. Nunc metus enim, sodales et condimentum vel, sollicitudin vitae leo. Pellentesque ullamcorper euismod justo, id aliquet ante facilisis eu. Donec rhoncus, nunc in congue iaculis, justo tellus aliquam odio, sit amet commodo eros urna vel magna. Pellentesque nec eros eu augue volutpat consectetur vitae id libero. Aliquam id urna id ipsum aliquam sollicitudin nec id diam. Quisque vulputate egestas odio, et sagittis lacus semper eget. Cras sit amet lectus lacus. Curabitur neque neque, ultrices quis sodales vitae, dignissim id leo. Quisque elit risus, mattis ut facilisis sed, sodales nec justo. Suspendisse mauris mauris, ultricies nec lobortis eu, commodo vel nisi. Nam et hendrerit nibh.</text:p>
      <text:p text:style-name="P4">Etiam scelerisque ultrices auctor. Mauris posuere, turpis eget hendrerit blandit, orci magna porttitor elit, id laoreet dui nulla et nisi. Ut gravida suscipit est at mollis. Praesent a elit eu leo pellentesque euismod ut non mauris. Cras feugiat sapien in nulla porttitor tempor non quis dui. Sed ultrices, purus non consequat pretium, lorem risus volutpat libero, quis sodales nunc mi id metus. Vestibulum porttitor sapien vitae purus vehicula fringilla. Fusce volutpat consequat nibh, adipiscing vehicula tellus mattis sed. Vestibulum aliquam purus eu mauris pretium fringilla nec ut sapien. Fusce erat velit, varius eget ullamcorper vel, sodales sed risus. Aliquam at nisi sit amet justo sollicitudin aliquet.</text:p>
      <text:p text:style-name="P4">Nam consequat arcu ac nulla feugiat quis vulputate lacus cursus. Nulla facilisi. Vivamus a eleifend metus. Praesent in nisi nec urna sollicitudin sodales ut vitae nisl. Lorem ipsum dolor sit amet, consectetur adipiscing elit. Duis ultrices, metus sed venenatis tincidunt, elit mi consequat arcu, vitae venenatis nisl metus eu orci. Curabitur auctor tellus eget ante vulputate in euismod velit blandit. Class aptent taciti sociosqu ad litora torquent per conubia nostra, per inceptos himenaeos. Duis hendrerit ullamcorper libero, in venenatis dui fermentum et. Ut molestie lobortis sollicitudin. Nunc feugiat tempus venenatis. Maecenas eget consectetur est. Aliquam erat volutpat. Pellentesque nunc velit, molestie eu lacinia et, dapibus eu est.</text:p>
      <text:p text:style-name="P4">Sed semper volutpat vehicula. Phasellus sed lacus eget mauris malesuada condimentum vel sed turpis. Nunc tincidunt malesuada mauris, nec tempus eros auctor at. Cras fermentum nisi at diam pretium dignissim. Donec varius viverra rhoncus. Suspendisse potenti. Integer dapibus congue interdum. Phasellus non auctor felis. Duis vel rutrum mi. Nam ut leo nisl. In tincidunt accumsan risus sed malesuada.</text:p>
      <text:p text:style-name="P9"><text:span text:style-name="T3"><text:tab/></text:span><text:toc-mark-start text:id="IMark140502113651496" text:outline-level="1"/><text:toc-mark-start text:id="IMark140502110200648" text:outline-level="2"/><text:span text:style-name="T5">Елементи теорії обчислювальної складності</text:span><text:toc-mark-end text:id="IMark140502110200648"/><text:toc-mark-end text:id="IMark140502113651496"/></text:p>
      <text:p text:style-name="P3"><text:span text:style-name="T3">Lorem ipsum dolor sit amet, consectetur adipiscing elit. Phasellus quis nisl non eros euismod tempus. Pellentesque commodo convallis magna quis scelerisque. Sed porta volutpat interdum. Aliquam non ligula felis. Nulla est nisl, venenatis et scelerisque vel, iaculis in urna. Vivamus nibh ligula, placerat vel fringilla at, elementum sed metus. Aliquam accumsan suscipit est, a vehicula neque fringilla eu. Integer adipiscing, nisl eget scelerisque tincidunt, lectus urna molestie metus, vitae elementum lorem tellus et nibh. Sed convallis odio sit amet magna suscipit in aliquet felis faucibus. Suspendisse ultricies turpis at turpis varius faucibus.</text:span></text:p>
      <text:p text:style-name="P5"><text:soft-page-break/>Sed placerat malesuada augue consectetur iaculis. Integer in sapien vitae elit viverra fermentum. Praesent feugiat tincidunt neque, in tincidunt lectus pretium at. Integer id sapien sed arcu mollis vestibulum non ac est. Phasellus arcu risus, fringilla vel condimentum vitae, congue sed eros. Nunc risus sem, aliquet sed scelerisque et, faucibus eu ipsum. Curabitur tempor lorem et lectus lobortis non bibendum orci vehicula. Fusce eu sapien libero, a accumsan mauris. Sed in fringilla urna. Donec rutrum felis quis turpis venenatis a facilisis sapien consequat. Pellentesque habitant morbi tristique senectus et netus et malesuada fames ac turpis egestas. Pellentesque lacus nulla, pulvinar eu auctor at, convallis at ante. Ut convallis tincidunt felis, et commodo neque condimentum quis. Integer vitae ipsum elit. Duis at sem at nulla mollis vehicula. Pellentesque faucibus, magna suscipit hendrerit venenatis, leo nisl placerat leo, in pellentesque magna purus sed turpis.</text:p>
      <text:p text:style-name="P5"/>
      <text:p text:style-name="P6"><text:toc-mark-start text:id="IMark140502113651496" text:outline-level="1"/><text:toc-mark-start text:id="IMark140502110200648" text:outline-level="2"/>Принцип стискуючих відображень – основа побудови збіжних ітераційних методів наближеного розв’язування функціональних рівнянь<text:toc-mark-end text:id="IMark140502110200648"/><text:toc-mark-end text:id="IMark140502113651496"/></text:p>
      <text:p text:style-name="P7"><text:span text:style-name="T7"/></text:p>
      <text:p text:style-name="P5">In sodales, felis eu imperdiet dictum, augue libero imperdiet felis, ut consectetur mauris nibh a arcu. Integer a fringilla felis. Donec eget orci id augue consectetur tristique. Maecenas dictum lectus ac odio vulputate sit amet dignissim nisi consectetur. Ut posuere dui sapien. Morbi massa felis, pellentesque vitae sollicitudin nec, pharetra id metus. Integer vulputate lacinia nisi in luctus. Class aptent taciti sociosqu ad litora torquent per conubia nostra, per inceptos himenaeos. Nam iaculis tempor blandit. Maecenas ut ipsum quam. Suspendisse sed ante vel diam congue tincidunt at sit amet est. Aliquam non metus id tellus porttitor bibendum. Suspendisse condimentum ipsum vel massa dictum venenatis tristique ipsum varius. Aliquam aliquam massa eu diam adipiscing eget volutpat nunc porttitor. Sed interdum suscipit quam eu vulputate.</text:p>
      <text:p text:style-name="P5">Curabitur a neque ligula, sed egestas erat. Pellentesque habitant morbi tristique senectus et netus et malesuada fames ac turpis egestas. Mauris porttitor viverra dolor luctus adipiscing. Nulla sed velit erat, in viverra velit. Mauris tristique fringilla est, ut tempor velit sagittis nec. Aliquam dignissim, elit et mollis sagittis, velit velit consequat mauris, sed vestibulum massa velit ac purus. Sed porttitor, erat sed hendrerit tempor, magna enim pharetra mauris, id malesuada metus ipsum sit amet nunc. Aenean id eros vel erat tempor porta accumsan vitae erat. Cras convallis, metus quis tempor elementum, nibh diam sodales sem, in vestibulum dolor mauris non justo. Donec mollis malesuada metus, eu iaculis lorem luctus id. Suspendisse nibh mauris, scelerisque a imperdiet eu, elementum in ligula. Quisque in lacus a leo viverra ultricies. In auctor tristique interdum. Nunc sit amet augue mauris. Praesent malesuada vulputate pretium.</text:p>
      <text:p text:style-name="P5">Mauris a dui nec lacus rutrum euismod at a leo. Donec interdum ipsum et est gravida eget consectetur dolor ullamcorper. Nunc in suscipit ipsum. Ut est mauris, blandit sed pellentesque in, facilisis sit amet orci. Sed ut augue at tellus rhoncus pellentesque. Aliquam erat volutpat. In lorem mauris, sagittis nec molestie sit amet, tristique scelerisque arcu. Suspendisse potenti. Quisque et ligula eget nunc ornare interdum eget ut metus.</text:p>
      <text:p text:style-name="P5">Donec varius consequat tempus. Nulla sit amet sapien ipsum, vel malesuada metus. Cras vestibulum venenatis augue eu mollis. Sed feugiat tristique augue. Phasellus cursus faucibus pretium. Donec augue velit, bibendum ac aliquet a, pulvinar ut elit. Pellentesque vulputate, quam ut condimentum faucibus, felis turpis commodo mauris, in consequat magna tellus quis neque. Donec at interdum urna. Duis id dolor sed purus consectetur luctus.</text:p>
      <text:p text:style-name="P5">Ut gravida nibh non enim sollicitudin gravida. Ut sed tristique mauris. Aliquam est quam, pulvinar ut adipiscing a, porttitor id sapien. Aliquam est arcu, consequat sed sodales sed, vestibulum a nunc. Nulla facilisi. Mauris eget dolor enim, eget rutrum nulla. Cras nec nunc id est sollicitudin rutrum vitae quis lacus. Sed eu placerat arcu. Integer varius felis quis erat imperdiet at pellentesque tortor feugiat. Donec eu odio mauris. Integer eleifend nulla id nisl vehicula congue auctor nec nisl. Ut sit amet quam leo, vitae placerat odio. Aliquam erat volutpat. Maecenas lorem turpis, lacinia eget iaculis a, tempus eget arcu.</text:p>
      <text:p text:style-name="P5">Vestibulum fermentum, nisl non varius viverra, diam ipsum ultrices elit, quis tristique est metus at nunc. Nulla iaculis dictum varius. Integer ultricies diam quis lectus fermentum sit amet volutpat felis iaculis. Nulla nec dui tellus. Nunc consectetur nibh quis lacus tristique porttitor lobortis dolor scelerisque. Praesent convallis est at nisl dignissim laoreet. Nam at dolor et quam adipiscing tincidunt. Cras non turpis felis, vitae lobortis dui. Vestibulum commodo blandit quam, sed ultrices tortor pretium vitae. Donec pellentesque vestibulum euismod. Quisque pellentesque pharetra arcu non porttitor. Aliquam at sem leo, ac molestie eros. Duis placerat dolor nisl, vel posuere erat. Donec elementum ligula at massa sagittis id adipiscing felis volutpat. Vestibulum placerat libero et metus scelerisque luctus scelerisque nisl pretium. Sed dolor nibh, pulvinar nec porta in, dictum sed nulla.</text:p>
      <text:p text:style-name="P5"><text:soft-page-break/>Duis pharetra, neque ut pretium eleifend, dolor urna iaculis diam, sit amet commodo lacus mi at nisl. Mauris tincidunt nibh eget mi sagittis sodales. Curabitur vehicula pellentesque elit, a interdum libero varius eu. Morbi nisi magna, eleifend ut convallis sed, molestie vel nulla. Nullam pharetra mattis ornare. In hac habitasse platea dictumst. Morbi vel tempor felis. Pellentesque habitant morbi tristique senectus et netus et malesuada fames ac turpis egestas. Cum sociis natoque penatibus et magnis dis parturient montes, nascetur ridiculus mus. Proin commodo sapien diam, ac molestie elit. Fusce ullamcorper accumsan sapien ut volutpat. Morbi vel ante augue. Proin porttitor molestie dolor quis porttitor. Aenean vitae neque non lacus bibendum ornare. Quisque ac mattis dui.</text:p>
      <text:p text:style-name="P5">In hac habitasse platea dictumst. Nullam eget lorem quis eros blandit vulputate. Morbi elit velit, laoreet non scelerisque a, ultricies a nibh. Ut pretium porta rutrum. Pellentesque lorem ligula, adipiscing eu dapibus at, condimentum sed arcu. Vestibulum consectetur elementum ipsum quis aliquam. Etiam luctus sodales erat quis rhoncus. Donec malesuada porta posuere.</text:p>
      <text:p text:style-name="P5">Vestibulum turpis erat, blandit sit amet ultricies in, dictum eu massa. Suspendisse non quam nibh. Maecenas scelerisque egestas lorem, non aliquam ante molestie ac. Aliquam sodales, lectus tincidunt imperdiet eleifend, erat est pulvinar quam, et tempor enim ligula sit amet dolor. Fusce tristique quam eget quam dictum in vehicula arcu laoreet. Vestibulum blandit viverra metus ac interdum. Duis est metus, dignissim sed imperdiet vitae, elementum ut nunc. Vivamus faucibus elementum massa, non posuere purus bibendum nec. Fusce ullamcorper nulla sed est condimentum ut laoreet leo gravida. Proin eleifend, nulla id fringilla ornare, mi velit tincidunt arcu, ac facilisis ipsum odio id ante. Phasellus in eros nec dui tempor lobortis vel id nisl. Maecenas eu nisl lectus. Vivamus at blandit augue. Vivamus dictum ultricies risus vitae tempus. Praesent turpis elit, pharetra laoreet aliquet at, feugiat eget nisl. Etiam et elit eu purus condimentum congue.</text:p>
      <text:p text:style-name="P5">Nunc sit amet fringilla lectus. Quisque tempus arcu vel ligula placerat placerat. Duis vitae varius enim. Pellentesque eu arcu lectus. Nullam nec nisl purus. Nunc metus enim, sodales et condimentum vel, sollicitudin vitae leo. Pellentesque ullamcorper euismod justo, id aliquet ante facilisis eu. Donec rhoncus, nunc in congue iaculis, justo tellus aliquam odio, sit amet commodo eros urna vel magna. Pellentesque nec eros eu augue volutpat consectetur vitae id libero. Aliquam id urna id ipsum aliquam sollicitudin nec id diam. Quisque vulputate egestas odio, et sagittis lacus semper eget. Cras sit amet lectus lacus. Curabitur neque neque, ultrices quis sodales vitae, dignissim id leo. Quisque elit risus, mattis ut facilisis sed, sodales nec justo. Suspendisse mauris mauris, ultricies nec lobortis eu, commodo vel nisi. Nam et hendrerit nibh.</text:p>
      <text:p text:style-name="P5">Etiam scelerisque ultrices auctor. Mauris posuere, turpis eget hendrerit blandit, orci magna porttitor elit, id laoreet dui nulla et nisi. Ut gravida suscipit est at mollis. Praesent a elit eu leo pellentesque euismod ut non mauris. Cras feugiat sapien in nulla porttitor tempor non quis dui. Sed ultrices, purus non consequat pretium, lorem risus volutpat libero, quis sodales nunc mi id metus. Vestibulum porttitor sapien vitae purus vehicula fringilla. Fusce volutpat consequat nibh, adipiscing vehicula tellus mattis sed. Vestibulum aliquam purus eu mauris pretium fringilla nec ut sapien. Fusce erat velit, varius eget ullamcorper vel, sodales sed risus. Aliquam at nisi sit amet justo sollicitudin aliquet.</text:p>
      <text:p text:style-name="Text_20_body"><text:span text:style-name="T6">Nam consequat arcu ac nulla feugiat quis vulputate lacus cursus. Nulla facilisi. Vivamus a eleifend metus. Praesent in nisi nec urna sollicitudin sodales ut vitae nisl. Lorem ipsum dolor sit amet, consectetur adipiscing elit. Duis ultrices, metus sed venenatis tincidunt, elit mi consequat arcu, vitae venenatis nisl metus eu orci. Curabitur auctor tellus eget ante vulputate in euismod velit blandit. Class aptent </text:span>taciti sociosqu ad litora torquent per conubia nostra, per inceptos himenaeos. Duis hendrerit ullamcorper libero, in venenatis dui fermentum et. Ut molestie lobortis sollicitudin. Nunc feugiat tempus venenatis. Maecenas eget consectetur est. Aliquam erat volutpat. Pellentesque nunc velit, molestie eu lacinia et, dapibus eu est.</text:p>
      <text:p text:style-name="Text_20_body">Sed semper volutpat vehicula. Phasellus sed lacus eget mauris malesuada condimentum vel sed turpis. Nunc tincidunt malesuada mauris, nec tempus eros auctor at. Cras fermentum nisi at diam pretium dignissim. Donec varius viverra rhoncus. Suspendisse potenti. Integer dapibus congue interdum. Phasellus non auctor felis. Duis vel rutrum mi. Nam ut leo nisl. In tincidunt accumsan risus sed malesu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list-style-name="" style:class="index" style:master-page-name="">
      <style:paragraph-properties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487cm" fo:margin-bottom="2.487cm" fo:margin-left="2cm" fo:margin-right="2cm" style:writing-mode="lr-tb" style:layout-grid-color="#c0c0c0" style:layout-grid-lines="41"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footer>
        <text:p text:style-name="MP1"><text:page-number text:select-page="current" text:page-adjus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sa </meta:initial-creator>
    <meta:creation-date>2013-02-13T20:53:38</meta:creation-date>
    <meta:generator>LibreOffice/4.0.0.3$Linux_X86_64 LibreOffice_project/7545bee9c2a0782548772a21bc84a9dcc583b89</meta:generator>
    <dc:date>2013-02-13T21:28:10</dc:date>
    <dc:creator>husa </dc:creator>
    <meta:editing-duration>PT33M38S</meta:editing-duration>
    <meta:editing-cycles>7</meta:editing-cycles>
    <meta:document-statistic meta:table-count="0" meta:image-count="0" meta:object-count="0" meta:page-count="6" meta:paragraph-count="53" meta:word-count="3234" meta:character-count="22128" meta:non-whitespace-character-count="18943"/>
  </office:meta>
</office:document-meta>
</file>